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ix-damage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あくま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けたぐ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おまじな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it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みかづきのま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ラスターパージ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マッハ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マジックコート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ic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マジカルリーフ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マグマ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マグネットボム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でんじふゆう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net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マグニチュー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さきどり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くろいまな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ヨガのポーズ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メガドレイン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メガトンキック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メガトンパンチ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メガホーン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おきみやげ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office:value-type="string" calcext:value-type="string">
            <text:p>メタルバースト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alb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メタルクロー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きんぞくおん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コメットパンチ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ゆびをふ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ro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ミルクの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ものまね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こころのめ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ちいさくな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office:value-type="string" calcext:value-type="string">
            <text:p>ミラクルアイ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ミラーコート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rror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オウムがえ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office:value-type="string" calcext:value-type="string">
            <text:p>ミラーショット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し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office:value-type="string" calcext:value-type="string">
            <text:p>ミストボール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atk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つきのひかり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あさのひ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どろ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マッドショット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どろ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どろか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だくりゅう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わるだくみ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spatk</text:span>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しぜんのめぐみ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alg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しぜんのちから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ニードルアーム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ナイトヘッド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つじぎり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あくむ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ight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office:value-type="string" calcext:value-type="string">
            <text:p>オクタンほう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office:value-type="string" calcext:value-type="string">
            <text:p>かぎわ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set-opp-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あやしい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style-name="ce1" office:value-type="string" calcext:value-type="string">
            <text:p>げきりん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オーバーヒー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いたみわけ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ainsp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ネコにこばん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arn-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しっぺがえ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つつく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ほろびのうた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perish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style-name="ce1" office:value-type="string" calcext:value-type="string">
            <text:p>はなびらのまい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ミサイルばり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ついばむ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どくどくのキバ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-ba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どくガス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どくづき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どくばり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ポイズンテール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どくのこな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はた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こなゆき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office:value-type="string" calcext:value-type="string">
            <text:p>パワージェム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style-name="ce1" office:value-type="string" calcext:value-type="string">
            <text:p>パワー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sp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office:value-type="string" calcext:value-type="string">
            <text:p>パワートリック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パワーウィップ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プレゼント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まも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サイケ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じこあんじ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py-stat-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サイコキネシ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office:value-type="string" calcext:value-type="string">
            <text:p>サイコブース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office:value-type="string" calcext:value-type="string">
            <text:p>サイコカッター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office:value-type="string" calcext:value-type="string">
            <text:p>サイコシフ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er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サイコウェーブ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syw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おしおき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unis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おいうち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でんこうせっか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いか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あまごい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こうそくスピン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はっぱ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かまいたち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じこさいせ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リサイクル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リフレッシュ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ねむ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おんがえし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リベンジ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きしかいせい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ほ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office:value-type="string" calcext:value-type="string">
            <text:p>ときのほうこ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office:value-type="string" calcext:value-type="string">
            <text:p>ロックブラスト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ロッククライム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office:value-type="string" calcext:value-type="string">
            <text:p>ロックカット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いわなだれ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いわおとし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がんせきふうじ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office:value-type="string" calcext:value-type="string">
            <text:p>がんせきほ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なりきり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まわしげり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ころがる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はねやすめ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redfire</text:p>
          </table:table-cell>
          <table:table-cell office:value-type="string" calcext:value-type="string">
            <text:p>Sacred Fire</text:p>
          </table:table-cell>
          <table:table-cell office:value-type="string" calcext:value-type="string">
            <text:p>せいなるほのお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feguard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しんぴのまもり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revent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tomb</text:p>
          </table:table-cell>
          <table:table-cell office:value-type="string" calcext:value-type="string">
            <text:p>Sand Tomb</text:p>
          </table:table-cell>
          <table:table-cell office:value-type="string" calcext:value-type="string">
            <text:p>すなじごく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-attack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すなかけ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storm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すなあら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s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yface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こわいか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ひっか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いやなおと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powe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ひみつのちから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bomb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タネばくだ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flare</text:p>
          </table:table-cell>
          <table:table-cell office:value-type="string" calcext:value-type="string">
            <text:p>Seed Flare</text:p>
          </table:table-cell>
          <table:table-cell office:value-type="string" calcext:value-type="string">
            <text:p>シードフレア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tw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eismic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ちきゅうなげ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destruct</text:p>
          </table:table-cell>
          <table:table-cell office:value-type="string" calcext:value-type="string">
            <text:p>Selfdestruct</text:p>
          </table:table-cell>
          <table:table-cell office:value-type="string" calcext:value-type="string">
            <text:p>じばく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ball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シャドーボール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hadowclaw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シャドークロー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Shadow Force</text:p>
          </table:table-cell>
          <table:table-cell office:value-type="string" calcext:value-type="string">
            <text:p>シャドーダイブ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owpunch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シャドーパンチ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neak</text:p>
          </table:table-cell>
          <table:table-cell office:value-type="string" calcext:value-type="string">
            <text:p>Shadow Sneak</text:p>
          </table:table-cell>
          <table:table-cell office:value-type="string" calcext:value-type="string">
            <text:p>かげうち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かくば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rcold</text:p>
          </table:table-cell>
          <table:table-cell office:value-type="string" calcext:value-type="string">
            <text:p>Sheer Cold</text:p>
          </table:table-cell>
          <table:table-cell office:value-type="string" calcext:value-type="string">
            <text:p>ぜったいれいど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wave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でんげきは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lbeam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シグナルビーム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lverwind</text:p>
          </table:table-cell>
          <table:table-cell office:value-type="string" calcext:value-type="string">
            <text:p>Silver Wind</text:p>
          </table:table-cell>
          <table:table-cell office:value-type="string" calcext:value-type="string">
            <text:p>ぎんいろの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うたう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tch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スケッチ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k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lswap</text:p>
          </table:table-cell>
          <table:table-cell office:value-type="string" calcext:value-type="string">
            <text:p>Skill Swap</text:p>
          </table:table-cell>
          <table:table-cell office:value-type="string" calcext:value-type="string">
            <text:p>スキル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bil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ロケットずつき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def-one-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ゴッドバード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uppercut</text:p>
          </table:table-cell>
          <table:table-cell office:value-type="string" calcext:value-type="string">
            <text:p>Sky Uppercut</text:p>
          </table:table-cell>
          <table:table-cell office:value-type="string" calcext:value-type="string">
            <text:p>スカイアッパー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t-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ckoff</text:p>
          </table:table-cell>
          <table:table-cell office:value-type="string" calcext:value-type="string">
            <text:p>Slack Off</text:p>
          </table:table-cell>
          <table:table-cell office:value-type="string" calcext:value-type="string">
            <text:p>なまけ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たたきつける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きりさく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ねむりごな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ねごと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ヘドロこうげき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ludgebomb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ヘドロ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Smellingsalt</text:p>
          </table:table-cell>
          <table:table-cell office:value-type="string" calcext:value-type="string">
            <text:p>きつけ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スモッグ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えんま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tch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よこどり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-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いび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boiled</text:p>
          </table:table-cell>
          <table:table-cell office:value-type="string" calcext:value-type="string">
            <text:p>Softboiled</text:p>
          </table:table-cell>
          <table:table-cell office:value-type="string" calcext:value-type="string">
            <text:p>タマゴう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beam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ソーラービーム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wo-turn-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icboom</text:p>
          </table:table-cell>
          <table:table-cell office:value-type="string" calcext:value-type="string">
            <text:p>Sonicboom</text:p>
          </table:table-cell>
          <table:table-cell office:value-type="string" calcext:value-type="string">
            <text:p>ソニックブーム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ix-damage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ialrend</text:p>
          </table:table-cell>
          <table:table-cell office:value-type="string" calcext:value-type="string">
            <text:p>Spacial Rend</text:p>
          </table:table-cell>
          <table:table-cell office:value-type="string" calcext:value-type="string">
            <text:p>あくうせつだん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スパーク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piderweb</text:p>
          </table:table-cell>
          <table:table-cell office:value-type="string" calcext:value-type="string">
            <text:p>Spider Web</text:p>
          </table:table-cell>
          <table:table-cell office:value-type="string" calcext:value-type="string">
            <text:p>クモのす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e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とげキャノン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es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まきび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sp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Spit Up</text:p>
          </table:table-cell>
          <table:table-cell office:value-type="string" calcext:value-type="string">
            <text:p>はきだす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te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うらみ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crease-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はね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キノコのほうし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lthrock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ステルスロック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stea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wing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はがねのつばさ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Stockpile</text:p>
          </table:table-cell>
          <table:table-cell office:value-type="string" calcext:value-type="string">
            <text:p>たくわえ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ふみつけ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toneedg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ストーンエッジ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かいりき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いとをはく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わるあがき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n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しびれごな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じごくぐるま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みがわり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tit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kerpunch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ふいうち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il-select-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nyday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にほんば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fang</text:p>
          </table:table-cell>
          <table:table-cell office:value-type="string" calcext:value-type="string">
            <text:p>Super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perpower</text:p>
          </table:table-cell>
          <table:table-cell office:value-type="string" calcext:value-type="string">
            <text:p>Superp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gger</text:p>
          </table:table-cell>
          <table:table-cell office:value-type="string" calcext:value-type="string">
            <text:p>Swagg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llow</text:p>
          </table:table-cell>
          <table:table-cell office:value-type="string" calcext:value-type="string">
            <text:p>Swall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eetkiss</text:p>
          </table:table-cell>
          <table:table-cell office:value-type="string" calcext:value-type="string">
            <text:p>Sweet Kis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eetscent</text:p>
          </table:table-cell>
          <table:table-cell office:value-type="string" calcext:value-type="string">
            <text:p>Sweet Sc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itcheroo</text:p>
          </table:table-cell>
          <table:table-cell office:value-type="string" calcext:value-type="string">
            <text:p>Switchero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ordsdance</text:p>
          </table:table-cell>
          <table:table-cell office:value-type="string" calcext:value-type="string">
            <text:p>Swords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nthesis</text:p>
          </table:table-cell>
          <table:table-cell office:value-type="string" calcext:value-type="string">
            <text:p>Synthes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ilglow</text:p>
          </table:table-cell>
          <table:table-cell office:value-type="string" calcext:value-type="string">
            <text:p>Tail Gl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ilwhip</text:p>
          </table:table-cell>
          <table:table-cell office:value-type="string" calcext:value-type="string">
            <text:p>Tail W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ilwind</text:p>
          </table:table-cell>
          <table:table-cell office:value-type="string" calcext:value-type="string">
            <text:p>Tail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kedown</text:p>
          </table:table-cell>
          <table:table-cell office:value-type="string" calcext:value-type="string">
            <text:p>Take Dow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Tau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eterdance</text:p>
          </table:table-cell>
          <table:table-cell office:value-type="string" calcext:value-type="string">
            <text:p>Teeter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fang</text:p>
          </table:table-cell>
          <table:table-cell office:value-type="string" calcext:value-type="string">
            <text:p>Thunder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wave</text:p>
          </table:table-cell>
          <table:table-cell office:value-type="string" calcext:value-type="string">
            <text:p>Thunder Wa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punch</text:p>
          </table:table-cell>
          <table:table-cell office:value-type="string" calcext:value-type="string">
            <text:p>Thunder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shock</text:p>
          </table:table-cell>
          <table:table-cell office:value-type="string" calcext:value-type="string">
            <text:p>Thundersho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ckle</text:p>
          </table:table-cell>
          <table:table-cell office:value-type="string" calcext:value-type="string">
            <text:p>Tick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rment</text:p>
          </table:table-cell>
          <table:table-cell office:value-type="string" calcext:value-type="string">
            <text:p>Tor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xicspikes</text:p>
          </table:table-cell>
          <table:table-cell office:value-type="string" calcext:value-type="string">
            <text:p>Toxic Spik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attack</text:p>
          </table:table-cell>
          <table:table-cell office:value-type="string" calcext:value-type="string">
            <text:p>Tri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ck</text:p>
          </table:table-cell>
          <table:table-cell office:value-type="string" calcext:value-type="string">
            <text:p>Tr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ckroom</text:p>
          </table:table-cell>
          <table:table-cell office:value-type="string" calcext:value-type="string">
            <text:p>Trick Roo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plekick</text:p>
          </table:table-cell>
          <table:table-cell office:value-type="string" calcext:value-type="string">
            <text:p>Triple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umpcard</text:p>
          </table:table-cell>
          <table:table-cell office:value-type="string" calcext:value-type="string">
            <text:p>Trump Ca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wis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turn</text:p>
          </table:table-cell>
          <table:table-cell office:value-type="string" calcext:value-type="string">
            <text:p>U-tu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proar</text:p>
          </table:table-cell>
          <table:table-cell office:value-type="string" calcext:value-type="string">
            <text:p>Upro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wave</text:p>
          </table:table-cell>
          <table:table-cell office:value-type="string" calcext:value-type="string">
            <text:p>Vacuum Wa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cegrip</text:p>
          </table:table-cell>
          <table:table-cell office:value-type="string" calcext:value-type="string">
            <text:p>Vicegr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newhip</text:p>
          </table:table-cell>
          <table:table-cell office:value-type="string" calcext:value-type="string">
            <text:p>Vine W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talthrow</text:p>
          </table:table-cell>
          <table:table-cell office:value-type="string" calcext:value-type="string">
            <text:p>Vital Th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lttackle</text:p>
          </table:table-cell>
          <table:table-cell office:value-type="string" calcext:value-type="string">
            <text:p>Volt Tack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ke-upslap</text:p>
          </table:table-cell>
          <table:table-cell office:value-type="string" calcext:value-type="string">
            <text:p>Wake-up Sl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gun</text:p>
          </table:table-cell>
          <table:table-cell office:value-type="string" calcext:value-type="string">
            <text:p>Water Gu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pulse</text:p>
          </table:table-cell>
          <table:table-cell office:value-type="string" calcext:value-type="string">
            <text:p>Water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sport</text:p>
          </table:table-cell>
          <table:table-cell office:value-type="string" calcext:value-type="string">
            <text:p>Water S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spout</text:p>
          </table:table-cell>
          <table:table-cell office:value-type="string" calcext:value-type="string">
            <text:p>Water Sp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atherball</text:p>
          </table:table-cell>
          <table:table-cell office:value-type="string" calcext:value-type="string">
            <text:p>Weather B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hirlpool</text:p>
          </table:table-cell>
          <table:table-cell office:value-type="string" calcext:value-type="string">
            <text:p>Whirl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ll-o-wisp</text:p>
          </table:table-cell>
          <table:table-cell office:value-type="string" calcext:value-type="string">
            <text:p>Will-o-wis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ngattack</text:p>
          </table:table-cell>
          <table:table-cell office:value-type="string" calcext:value-type="string">
            <text:p>Wing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sh</text:p>
          </table:table-cell>
          <table:table-cell office:value-type="string" calcext:value-type="string">
            <text:p>Wi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odhammer</text:p>
          </table:table-cell>
          <table:table-cell office:value-type="string" calcext:value-type="string">
            <text:p>Wood Hamm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rryseed</text:p>
          </table:table-cell>
          <table:table-cell office:value-type="string" calcext:value-type="string">
            <text:p>Worry Se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ringout</text:p>
          </table:table-cell>
          <table:table-cell office:value-type="string" calcext:value-type="string">
            <text:p>Wring 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-scissor</text:p>
          </table:table-cell>
          <table:table-cell office:value-type="string" calcext:value-type="string">
            <text:p>X-sciss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awn</text:p>
          </table:table-cell>
          <table:table-cell office:value-type="string" calcext:value-type="string">
            <text:p>Yaw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apcannon</text:p>
          </table:table-cell>
          <table:table-cell office:value-type="string" calcext:value-type="string">
            <text:p>Zap Cann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enheadbutt</text:p>
          </table:table-cell>
          <table:table-cell office:value-type="string" calcext:value-type="string">
            <text:p>Zen Headbut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26T10:45:20.822272130</dc:date>
    <meta:editing-duration>PT19H17M8S</meta:editing-duration>
    <meta:editing-cycles>110</meta:editing-cycles>
    <meta:generator>LibreOffice/7.3.7.2$Linux_X86_64 LibreOffice_project/30$Build-2</meta:generator>
    <meta:document-statistic meta:table-count="1" meta:cell-count="5751" meta:object-count="0"/>
  </office:meta>
</office:document-meta>
</file>